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10.46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45.53mm" svg:height="58.7mm" svg:x="184.8mm" svg:y="64.28mm">
            <draw:object draw:notify-on-update-of-ranges="Hoja1.A3:Hoja1.A13 Hoja1.B3:Hoja1.B13 Hoja1.J10:Hoja1.J13 Hoja1.K10:Hoja1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2.8mm" svg:height="65.07mm" svg:x="182.62mm" svg:y="0mm">
            <draw:object draw:notify-on-update-of-ranges="Hoja1.C3:Hoja1.C13 Hoja1.D3:Hoja1.D13 Hoja1.J10:Hoja1.J13 Hoja1.K10:Hoja1.K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0.68mm" svg:height="67.73mm" svg:x="90.34mm" svg:y="58.17mm">
            <draw:object draw:notify-on-update-of-ranges="Hoja1.E3:Hoja1.E13 Hoja1.F3:Hoja1.F13 Hoja1.J10:Hoja1.J13 Hoja1.K10:Hoja1.K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8.97mm" svg:height="68mm" svg:x="0.82mm" svg:y="57.9mm">
            <draw:object draw:notify-on-update-of-ranges="Hoja1.G3:Hoja1.G13 Hoja1.H3:Hoja1.H13 Hoja1.J10:Hoja1.J13 Hoja1.K10:Hoja1.K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II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III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IV</text:p>
          </table:table-cell>
          <table:covered-table-cell table:style-name="ce3"/>
          <table:table-cell/>
          <table:table-cell office:value-type="string" calcext:value-type="string">
            <text:p>Propiedad</text:p>
          </table:table-cell>
          <table:table-cell office:value-type="string" calcext:value-type="string">
            <text:p>Valor</text:p>
          </table:table-cell>
          <table:table-cell table:style-name="ce3" office:value-type="string" calcext:value-type="string">
            <text:p>Resultad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edia de x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,14</text:p>
          </table:table-cell>
          <table:table-cell office:value-type="float" office:value="10" calcext:value-type="float">
            <text:p>10</text:p>
          </table:table-cell>
          <table:table-cell office:value-type="float" office:value="7.46" calcext:value-type="float">
            <text:p>7,46</text:p>
          </table:table-cell>
          <table:table-cell office:value-type="float" office:value="8" calcext:value-type="float">
            <text:p>8</text:p>
          </table:table-cell>
          <table:table-cell office:value-type="float" office:value="6.58" calcext:value-type="float">
            <text:p>6,58</text:p>
          </table:table-cell>
          <table:table-cell/>
          <table:table-cell office:value-type="string" calcext:value-type="string">
            <text:p>Variancia de x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5" calcext:value-type="float">
            <text:p>6,9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</text:p>
          </table:table-cell>
          <table:table-cell office:value-type="float" office:value="6.77" calcext:value-type="float">
            <text:p>6,77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,76</text:p>
          </table:table-cell>
          <table:table-cell/>
          <table:table-cell office:value-type="string" calcext:value-type="string">
            <text:p>Media de y</text:p>
          </table:table-cell>
          <table:table-cell office:value-type="float" office:value="7.5" calcext:value-type="float">
            <text:p>7,5</text:p>
          </table:table-cell>
          <table:table-cell table:style-name="ce3" office:value-type="string" calcext:value-type="string">
            <text:p>I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58" calcext:value-type="float">
            <text:p>7,58</text:p>
          </table:table-cell>
          <table:table-cell office:value-type="float" office:value="13" calcext:value-type="float">
            <text:p>13</text:p>
          </table:table-cell>
          <table:table-cell office:value-type="float" office:value="8.74" calcext:value-type="float">
            <text:p>8,74</text:p>
          </table:table-cell>
          <table:table-cell office:value-type="float" office:value="13" calcext:value-type="float">
            <text:p>13</text:p>
          </table:table-cell>
          <table:table-cell office:value-type="float" office:value="12.74" calcext:value-type="float">
            <text:p>12,74</text:p>
          </table:table-cell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,71</text:p>
          </table:table-cell>
          <table:table-cell/>
          <table:table-cell office:value-type="string" calcext:value-type="string">
            <text:p>Variancia de y</text:p>
          </table:table-cell>
          <table:table-cell office:value-type="float" office:value="4125" calcext:value-type="float">
            <text:p>4125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,81</text:p>
          </table:table-cell>
          <table:table-cell office:value-type="float" office:value="9" calcext:value-type="float">
            <text:p>9</text:p>
          </table:table-cell>
          <table:table-cell office:value-type="float" office:value="8.77" calcext:value-type="float">
            <text:p>8,77</text:p>
          </table:table-cell>
          <table:table-cell office:value-type="float" office:value="9" calcext:value-type="float">
            <text:p>9</text:p>
          </table:table-cell>
          <table:table-cell office:value-type="float" office:value="7.11" calcext:value-type="float">
            <text:p>7,11</text:p>
          </table:table-cell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string" calcext:value-type="string">
            <text:p>Correlación entre x e y</text:p>
          </table:table-cell>
          <table:table-cell office:value-type="float" office:value="816" calcext:value-type="float">
            <text:p>816</text:p>
          </table:table-cell>
          <table:table-cell table:style-name="ce3" office:value-type="string" calcext:value-type="string">
            <text:p>II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office:value-type="float" office:value="9.26" calcext:value-type="float">
            <text:p>9,26</text:p>
          </table:table-cell>
          <table:table-cell office:value-type="float" office:value="11" calcext:value-type="float">
            <text:p>11</text:p>
          </table:table-cell>
          <table:table-cell office:value-type="float" office:value="7.81" calcext:value-type="float">
            <text:p>7,81</text:p>
          </table:table-cell>
          <table:table-cell office:value-type="float" office:value="8" calcext:value-type="float">
            <text:p>8</text:p>
          </table:table-cell>
          <table:table-cell office:value-type="float" office:value="8.47" calcext:value-type="float">
            <text:p>8,47</text:p>
          </table:table-cell>
          <table:table-cell/>
          <table:table-cell office:value-type="string" calcext:value-type="string">
            <text:p>Linea de regresión</text:p>
          </table:table-cell>
          <table:table-cell office:value-type="string" calcext:value-type="string">
            <text:p>y = 3,00 + 0,500x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96" calcext:value-type="float">
            <text:p>9,96</text:p>
          </table:table-cell>
          <table:table-cell office:value-type="float" office:value="14" calcext:value-type="float">
            <text:p>14</text:p>
          </table:table-cell>
          <table:table-cell office:value-type="float" office:value="8.1" calcext:value-type="float">
            <text:p>8,1</text:p>
          </table:table-cell>
          <table:table-cell office:value-type="float" office:value="14" calcext:value-type="float">
            <text:p>14</text:p>
          </table:table-cell>
          <table:table-cell office:value-type="float" office:value="8.84" calcext:value-type="float">
            <text:p>8,84</text:p>
          </table:table-cell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,04</text:p>
          </table:table-cell>
          <table:table-cell/>
          <table:table-cell office:value-type="string" calcext:value-type="string">
            <text:p>R 2</text:p>
          </table:table-cell>
          <table:table-cell office:value-type="float" office:value="0.67" calcext:value-type="float">
            <text:p>0,67</text:p>
          </table:table-cell>
          <table:table-cell table:style-name="ce3" office:value-type="string" calcext:value-type="string">
            <text:p>I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4" calcext:value-type="float">
            <text:p>7,24</text:p>
          </table:table-cell>
          <table:table-cell office:value-type="float" office:value="6" calcext:value-type="float">
            <text:p>6</text:p>
          </table:table-cell>
          <table:table-cell office:value-type="float" office:value="6.13" calcext:value-type="float">
            <text:p>6,13</text:p>
          </table:table-cell>
          <table:table-cell office:value-type="float" office:value="6" calcext:value-type="float">
            <text:p>6</text:p>
          </table:table-cell>
          <table:table-cell office:value-type="float" office:value="6.08" calcext:value-type="float">
            <text:p>6,08</text:p>
          </table:table-cell>
          <table:table-cell office:value-type="float" office:value="8" calcext:value-type="float">
            <text:p>8</text:p>
          </table:table-cell>
          <table:table-cell office:value-type="float" office:value="5.25" calcext:value-type="float">
            <text:p>5,25</text:p>
          </table:table-cell>
          <table:table-cell/>
          <table:table-cell table:style-name="ce1" office:value-type="string" calcext:value-type="string" table:number-columns-spanned="2" table:number-rows-spanned="1">
            <text:p>Datos Posibles</text:p>
          </table:table-cell>
          <table:covered-table-cell table:style-name="ce3"/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,26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5.39" calcext:value-type="float">
            <text:p>5,39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4" calcext:value-type="float">
            <text:p>10,84</text:p>
          </table:table-cell>
          <table:table-cell office:value-type="float" office:value="12" calcext:value-type="float">
            <text:p>12</text:p>
          </table:table-cell>
          <table:table-cell office:value-type="float" office:value="9.13" calcext:value-type="float">
            <text:p>9,13</text:p>
          </table:table-cell>
          <table:table-cell office:value-type="float" office:value="12" calcext:value-type="float">
            <text:p>12</text:p>
          </table:table-cell>
          <table:table-cell office:value-type="float" office:value="8.15" calcext:value-type="float">
            <text:p>8,15</text:p>
          </table:table-cell>
          <table:table-cell office:value-type="float" office:value="8" calcext:value-type="float">
            <text:p>8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2" calcext:value-type="float">
            <text:p>4,82</text:p>
          </table:table-cell>
          <table:table-cell office:value-type="float" office:value="7" calcext:value-type="float">
            <text:p>7</text:p>
          </table:table-cell>
          <table:table-cell office:value-type="float" office:value="7.26" calcext:value-type="float">
            <text:p>7,26</text:p>
          </table:table-cell>
          <table:table-cell office:value-type="float" office:value="7" calcext:value-type="float">
            <text:p>7</text:p>
          </table:table-cell>
          <table:table-cell office:value-type="float" office:value="6.42" calcext:value-type="float">
            <text:p>6,42</text:p>
          </table:table-cell>
          <table:table-cell office:value-type="float" office:value="8" calcext:value-type="float">
            <text:p>8</text:p>
          </table:table-cell>
          <table:table-cell office:value-type="float" office:value="7.91" calcext:value-type="float">
            <text:p>7,91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8" calcext:value-type="float">
            <text:p>5,68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office:value-type="float" office:value="5.73" calcext:value-type="float">
            <text:p>5,73</text:p>
          </table:table-cell>
          <table:table-cell office:value-type="float" office:value="8" calcext:value-type="float">
            <text:p>8</text:p>
          </table:table-cell>
          <table:table-cell office:value-type="float" office:value="6.89" calcext:value-type="float">
            <text:p>6,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04:13:49.230009509</meta:creation-date>
    <dc:date>2020-09-24T04:37:07.232746629</dc:date>
    <meta:editing-duration>PT2M55S</meta:editing-duration>
    <meta:editing-cycles>1</meta:editing-cycles>
    <meta:document-statistic meta:table-count="1" meta:cell-count="134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4cm" svg:height="5.871cm" xlink:href=".." xlink:type="simple" chart:class="chart:scatter" chart:style-name="ch1">
        <chart:legend svg:x="1.09cm" svg:y="1.245cm" style:legend-expansion="custom" chartooo:width="2.034cm" chartooo:height="0.39cm" style:legend-expansion-aspect-ratio="5.21538461538462" chart:style-name="ch2"/>
        <chart:plot-area chart:style-name="ch3" table:cell-range-address="Hoja1.A3:Hoja1.B13 Hoja1.K10:Hoja1.K13" svg:x="0.291cm" svg:y="0.117cm" svg:width="13.972cm" svg:height="5.637cm">
          <chartooo:coordinate-region svg:x="0.727cm" svg:y="0.316cm" svg:width="13.164cm" svg:height="4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13" chart:class="chart:scatter">
            <chart:domain table:cell-range-address="Hoja1.A3:Hoja1.A13"/>
            <chart:data-point chart:repeated="11"/>
          </chart:series>
          <chart:series chart:style-name="ch7" chart:values-cell-range-address="Hoja1.K10:Hoja1.K13" chart:class="chart:scatter">
            <chart:domain table:cell-range-address="Hoja1.J10:Hoja1.J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:Hoja1.A13</svg:desc>
                </draw:g>
              </table:table-cell>
              <table:table-cell office:value-type="float" office:value="8.04">
                <text:p>8.04</text:p>
                <draw:g>
                  <svg:desc>Hoja1.B3:Hoja1.B13</svg:desc>
                </draw:g>
              </table:table-cell>
              <table:table-cell office:value-type="float" office:value="16">
                <text:p>16</text:p>
                <draw:g>
                  <svg:desc>Hoja1.J10:Hoja1.J13</svg:desc>
                </draw:g>
              </table:table-cell>
              <table:table-cell office:value-type="float" office:value="8">
                <text:p>8</text:p>
                <draw:g>
                  <svg:desc>Hoja1.K10:Hoja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95">
                <text:p>6.9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.58">
                <text:p>7.5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.81">
                <text:p>8.8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.96">
                <text:p>9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24">
                <text:p>7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26">
                <text:p>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.84">
                <text:p>1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.82">
                <text:p>4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81cm" svg:height="6.508cm" xlink:href=".." xlink:type="simple" chart:class="chart:scatter" chart:style-name="ch1">
        <chart:legend svg:x="1.267cm" svg:y="0.786cm" style:legend-expansion="custom" chartooo:width="1.999cm" chartooo:height="0.598cm" style:legend-expansion-aspect-ratio="3.34280936454849" chart:style-name="ch2"/>
        <chart:plot-area chart:style-name="ch3" table:cell-range-address="Hoja1.C3:Hoja1.D13 Hoja1.K10:Hoja1.K13" svg:x="0.285cm" svg:y="0.13cm" svg:width="13.711cm" svg:height="6.248cm">
          <chartooo:coordinate-region svg:x="0.721cm" svg:y="0.329cm" svg:width="12.904cm" svg:height="5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13" chart:class="chart:scatter">
            <chart:domain table:cell-range-address="Hoja1.C3:Hoja1.C13"/>
            <chart:data-point chart:repeated="11"/>
          </chart:series>
          <chart:series chart:style-name="ch7" chart:values-cell-range-address="Hoja1.K10:Hoja1.K13" chart:class="chart:scatter">
            <chart:domain table:cell-range-address="Hoja1.J10:Hoja1.J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C3:Hoja1.C13</svg:desc>
                </draw:g>
              </table:table-cell>
              <table:table-cell office:value-type="float" office:value="9.14">
                <text:p>9.14</text:p>
                <draw:g>
                  <svg:desc>Hoja1.D3:Hoja1.D13</svg:desc>
                </draw:g>
              </table:table-cell>
              <table:table-cell office:value-type="float" office:value="16">
                <text:p>16</text:p>
                <draw:g>
                  <svg:desc>Hoja1.J10:Hoja1.J13</svg:desc>
                </draw:g>
              </table:table-cell>
              <table:table-cell office:value-type="float" office:value="8">
                <text:p>8</text:p>
                <draw:g>
                  <svg:desc>Hoja1.K10:Hoja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.74">
                <text:p>8.7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.77">
                <text:p>8.7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.26">
                <text:p>9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3">
                <text:p>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69cm" svg:height="6.774cm" xlink:href=".." xlink:type="simple" chart:class="chart:scatter" chart:style-name="ch1">
        <chart:legend svg:x="0.811cm" svg:y="1.129cm" style:legend-expansion="custom" chartooo:width="2.212cm" chartooo:height="0.793cm" style:legend-expansion-aspect-ratio="2.78940731399748" chart:style-name="ch2"/>
        <chart:plot-area chart:style-name="ch3" table:cell-range-address="Hoja1.E3:Hoja1.F13 Hoja1.K10:Hoja1.K13" svg:x="0.181cm" svg:y="0.135cm" svg:width="8.707cm" svg:height="6.504cm">
          <chartooo:coordinate-region svg:x="0.617cm" svg:y="0.335cm" svg:width="7.899cm" svg:height="5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3:Hoja1.F13" chart:class="chart:scatter">
            <chart:domain table:cell-range-address="Hoja1.E3:Hoja1.E13"/>
            <chart:data-point chart:repeated="11"/>
          </chart:series>
          <chart:series chart:style-name="ch7" chart:values-cell-range-address="Hoja1.K10:Hoja1.K13" chart:class="chart:scatter">
            <chart:domain table:cell-range-address="Hoja1.J10:Hoja1.J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E3:Hoja1.E13</svg:desc>
                </draw:g>
              </table:table-cell>
              <table:table-cell office:value-type="float" office:value="7.46">
                <text:p>7.46</text:p>
                <draw:g>
                  <svg:desc>Hoja1.F3:Hoja1.F13</svg:desc>
                </draw:g>
              </table:table-cell>
              <table:table-cell office:value-type="float" office:value="16">
                <text:p>16</text:p>
                <draw:g>
                  <svg:desc>Hoja1.J10:Hoja1.J13</svg:desc>
                </draw:g>
              </table:table-cell>
              <table:table-cell office:value-type="float" office:value="8">
                <text:p>8</text:p>
                <draw:g>
                  <svg:desc>Hoja1.K10:Hoja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7">
                <text:p>6.7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.74">
                <text:p>12.7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.11">
                <text:p>7.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.81">
                <text:p>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08">
                <text:p>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.39">
                <text:p>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42">
                <text:p>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8cm" svg:height="6.801cm" xlink:href=".." xlink:type="simple" chart:class="chart:scatter" chart:style-name="ch1">
        <chart:legend svg:x="1.111cm" svg:y="0.634cm" style:legend-expansion="custom" chartooo:width="2.238cm" chartooo:height="1.236cm" style:legend-expansion-aspect-ratio="1.81067961165049" chart:style-name="ch2"/>
        <chart:plot-area chart:style-name="ch3" table:cell-range-address="Hoja1.G3:Hoja1.H13 Hoja1.K10:Hoja1.K13" svg:x="0.177cm" svg:y="0.136cm" svg:width="8.544cm" svg:height="6.529cm">
          <chartooo:coordinate-region svg:x="0.613cm" svg:y="0.335cm" svg:width="7.736cm" svg:height="5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H3:Hoja1.H13" chart:class="chart:scatter">
            <chart:domain table:cell-range-address="Hoja1.G3:Hoja1.G13"/>
            <chart:data-point chart:repeated="11"/>
          </chart:series>
          <chart:series chart:style-name="ch7" chart:values-cell-range-address="Hoja1.K10:Hoja1.K13" chart:class="chart:scatter">
            <chart:domain table:cell-range-address="Hoja1.J10:Hoja1.J1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Hoja1.G3:Hoja1.G13</svg:desc>
                </draw:g>
              </table:table-cell>
              <table:table-cell office:value-type="float" office:value="6.58">
                <text:p>6.58</text:p>
                <draw:g>
                  <svg:desc>Hoja1.H3:Hoja1.H13</svg:desc>
                </draw:g>
              </table:table-cell>
              <table:table-cell office:value-type="float" office:value="16">
                <text:p>16</text:p>
                <draw:g>
                  <svg:desc>Hoja1.J10:Hoja1.J13</svg:desc>
                </draw:g>
              </table:table-cell>
              <table:table-cell office:value-type="float" office:value="8">
                <text:p>8</text:p>
                <draw:g>
                  <svg:desc>Hoja1.K10:Hoja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.76">
                <text:p>5.7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84">
                <text:p>8.8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56">
                <text:p>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